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e8d8" officeooo:paragraph-rsid="000ee8d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text:p>
      <text:p text:style-name="P1"/>
      <text:p text:style-name="P1">Looking at the raw data very carefully, I found that there is a problem with our results table.</text:p>
      <text:p text:style-name="P1"/>
      <text:p text:style-name="P1">First, not all the respondents answered till the end. Low number of answering should be rejected (less then 4/14), marked in red.</text:p>
      <text:p text:style-name="P1"/>
      <text:p text:style-name="P1">Also, if we really have 27 participants with 14 questions, the total should be 378, not 299, so this already indicate to the missing complete answers. </text:p>
      <text:p text:style-name="P1"/>
      <text:p text:style-name="P1">But this is not all. Because I also found that the questions distribution is not good. In our latest version of the article, we said “Each questionnaire included 4 questions per category A, C, D, and 2 questions of category B.” This is only respected for 7 participants. To count others that do not strictly follow this, we need to add the observation of this error. Also, there are duplicated questions in the real user’s questionnaire (2 times the same question), so one of the counts should be removed.</text:p>
      <text:p text:style-name="P1"/>
      <text:p text:style-name="P1">Conclusion is that there are a few bugs concerning the questionnaire coding on the web. Some are due to distribution setting, others are for example, we need to reject low answer count respondents. We need to fix that immediately because the questionnaire with these errors are still circulating.</text:p>
      <text:p text:style-name="P1"/>
      <text:p text:style-name="P1">Find in the tables file the details.</text:p>
      <text:p text:style-name="P1"/>
      <text:p text:style-name="P1">Good work, we can achieve better. Smi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8T05:48:05.377368203</meta:creation-date>
    <dc:date>2024-12-08T05:57:59.991013124</dc:date>
    <meta:editing-duration>PT9M55S</meta:editing-duration>
    <meta:editing-cycles>1</meta:editing-cycles>
    <meta:document-statistic meta:table-count="0" meta:image-count="0" meta:object-count="0" meta:page-count="1" meta:paragraph-count="8" meta:word-count="218" meta:character-count="1258" meta:non-whitespace-character-count="1047"/>
    <meta:generator>LibreOffice/24.8.3.2$Linux_X86_64 LibreOffice_project/480$Build-2</meta:generator>
  </office:meta>
</office:document-meta>
</file>